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4.515cm" fo:min-width="14.61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068cm" fo:min-width="14.61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433cm" fo:min-width="7.1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433cm" fo:min-width="6.9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7c6e6" draw:textarea-horizontal-align="justify" draw:textarea-vertical-align="middle" draw:auto-grow-height="false" fo:min-height="1.655cm" fo:min-width="13.216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655cm" fo:min-width="13.2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433cm" fo:min-width="13.08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-color="#e7c6e6"/>
      <style:paragraph-properties fo:text-align="center"/>
      <style:text-properties fo:font-weight="bold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e7c6e6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24.765cm" svg:x="2.90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113cm" svg:height="4.318cm" svg:x="2.905cm" svg:y="1.635cm">
          <text:p text:style-name="P2"><text:span text:style-name="T1">Superheroes 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3.683cm" svg:x="2.905cm" svg:y="22.7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3.683cm" svg:x="2.905cm" svg:y="22.7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93cm" svg:height="3.683cm" svg:x="10.525cm" svg:y="22.71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17cm" svg:height="1.517cm" svg:x="5.626cm" svg:y="23.887cm">
          <draw:text-box>
            <text:p text:style-name="P5"><text:span text:style-name="T2">Add</text:span></text:p>
          </draw:text-box>
        </draw:frame>
        <draw:frame draw:style-name="gr5" draw:text-style-name="P6" draw:layer="layout" svg:width="2.263cm" svg:height="1.517cm" svg:x="13.065cm" svg:y="23.905cm">
          <draw:text-box>
            <text:p text:style-name="P5"><text:span text:style-name="T2">List</text:span></text:p>
          </draw:text-box>
        </draw:frame>
        <draw:custom-shape draw:style-name="gr6" draw:text-style-name="P8" draw:layer="layout" svg:width="13.716cm" svg:height="1.905cm" svg:x="3.694cm" svg:y="9.544cm">
          <text:p text:style-name="P7">Supergi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3.716cm" svg:height="1.905cm" svg:x="3.694cm" svg:y="7.223cm">
          <text:p text:style-name="P9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draw:layer="layout" svg:width="13.716cm" svg:height="1.905cm" svg:x="3.667cm" svg:y="14.589cm">
          <text:p text:style-name="P11"><text:span text:style-name="T3">Flying, Super Strength, Laser e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3.716cm" svg:height="1.905cm" svg:x="3.667cm" svg:y="12.176cm">
          <text:p text:style-name="P9">Pow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13.589cm" svg:height="3.683cm" svg:x="3.667cm" svg:y="17.764cm">
          <text:p text:style-name="P13">Sav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5.113cm" svg:height="24.765cm" svg:x="2.524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113cm" svg:height="4.318cm" svg:x="2.505cm" svg:y="1.935cm">
          <text:p text:style-name="P2"><text:span text:style-name="T1">Superheroes 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62cm" svg:height="3.683cm" svg:x="2.505cm" svg:y="22.9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93cm" svg:height="3.683cm" svg:x="10.125cm" svg:y="22.91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17cm" svg:height="1.517cm" svg:x="5.626cm" svg:y="23.887cm">
          <draw:text-box>
            <text:p text:style-name="P5"><text:span text:style-name="T2">Add</text:span></text:p>
          </draw:text-box>
        </draw:frame>
        <draw:frame draw:style-name="gr5" draw:text-style-name="P6" draw:layer="layout" svg:width="2.263cm" svg:height="1.517cm" svg:x="13.065cm" svg:y="23.905cm">
          <draw:text-box>
            <text:p text:style-name="P5"><text:span text:style-name="T2">List</text:span></text:p>
          </draw:text-box>
        </draw:frame>
        <draw:custom-shape draw:style-name="gr7" draw:text-style-name="P10" draw:layer="layout" svg:width="13.716cm" svg:height="1.905cm" svg:x="3.694cm" svg:y="7.223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3.716cm" svg:height="1.905cm" svg:x="3.267cm" svg:y="7.096cm">
          <text:p text:style-name="P9">Supergirl has: Super strength, Flying</text:p>
          <text:p text:style-name="P9">and laser ey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3.716cm" svg:height="1.905cm" svg:x="3.167cm" svg:y="9.636cm">
          <text:p text:style-name="P9">Batman has: Utility belt, Martial ar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3.286cm" svg:y1="9.382cm" svg:x2="17.129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6:09:39.831291021</meta:creation-date>
    <dc:date>2016-01-22T16:23:21.165126168</dc:date>
    <meta:editing-duration>PT13M42S</meta:editing-duration>
    <meta:editing-cycles>1</meta:editing-cycles>
    <meta:document-statistic meta:object-count="22"/>
    <meta:generator>LibreOffice/4.4.7.2$Linux_X86_64 LibreOffice_project/40$Build-2</meta:generator>
  </office:meta>
</office:document-meta>
</file>